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6119976" text:style-name="WWNum1">
        <text:list-item>
          <text:p text:style-name="P1">This is a question</text:p>
        </text:list-item>
      </text:list>
      <text:p text:style-name="P2">-&gt; <text:s/>ans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7" meta:character-count="30" meta:non-whitespace-character-count="25"/>
    <meta:generator>LibreOfficeDev/6.0.5.2$Linux_X86_64 LibreOffice_project/</meta:generator>
  </office:meta>
</office:document-meta>
</file>